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libri" svg:font-family="Cal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3" style:family="paragraph" style:parent-style-name="Standard" style:list-style-name="L1">
      <style:paragraph-properties fo:text-align="start" style:justify-single-word="false"/>
      <style:text-properties style:font-name="Calibri"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5" style:family="paragraph" style:parent-style-name="Standard" style:list-style-name="L1">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start" style:justify-single-word="false"/>
      <style:text-properties style:font-name="Calibri" fo:font-size="12pt" style:font-size-asian="12pt" style:font-size-complex="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dienungsanleitung:</text:p>
      <text:p text:style-name="P1"/>
      <text:p text:style-name="P2">Installation:</text:p>
      <text:p text:style-name="P4">Es muss einfach nur die .jar-Datei augeführt werden. Um Fehler zu vermeiden sollte die neueste Java version auf dem Cumputer installiert sein. </text:p>
      <text:p text:style-name="P4"/>
      <text:p text:style-name="P2">Optionen beim Start eines Spiels:</text:p>
      <text:p text:style-name="P4">Wenn man auf Run&gt;new Run klickt öffnet sich ein neues Fenster, in man einige verschieden Optionen auswählen kann: </text:p>
      <text:list xml:id="list2897065175504308444" text:style-name="L1">
        <text:list-item>
          <text:p text:style-name="P5"><text:span text:style-name="T1">runName: </text:span>Das spiel wird bennant. Ist nur notwendig, wenn gameRecording aktiviert ist.</text:p>
        </text:list-item>
        <text:list-item>
          <text:p text:style-name="P5"><text:span text:style-name="T1">gameRecording: </text:span><text:s/>Wenn man diese Option anklickt, werden im Ordner recources/recordedGame einge Informationen über diese Spiele gespeichert, die <text:s/>für die Auswertung genutzt werden können.</text:p>
        </text:list-item>
        <text:list-item>
          <text:p text:style-name="P5"><text:span text:style-name="T1">Rounds:</text:span> <text:s/>Setzt die Anzahl der Runden, die gespielt werden sollen.</text:p>
        </text:list-item>
        <text:list-item>
          <text:p text:style-name="P6"><text:span text:style-name="T1">Spielerauswahl:</text:span><text:span text:style-name="T4"> Ein </text:span>Dropdown-Menü <text:span text:style-name="T4">, indem alle Spieler angezeigt werden, die sich im resocurces/AI Ordner befinden + einen 'Player', der für einen menschlichen Spieler steht.</text:span></text:p>
        </text:list-item>
        <text:list-item>
          <text:p text:style-name="P5"><text:span text:style-name="T1">Display enabled:</text:span> Wenn diese Option ausgeschaltet wird, wird das Spiel nicht angezeigt.(Kann nur deaktiviert werden, wenn beide Spieler Computerspieler sind!)</text:p>
        </text:list-item>
        <text:list-item>
          <text:p text:style-name="P5"><text:span text:style-name="T1">using current playfield:</text:span><text:span text:style-name="T3"> </text:span>Spiel wird mit dem aktuellen Spielfeld gestarten(Kann nur aktiviert werden, wenn sich eine Sitation auf dem Spielfeld befindet, die Bespielbar ist!)</text:p>
        </text:list-item>
        <text:list-item>
          <text:p text:style-name="P3"><text:span text:style-name="T2">Regler: </text:span><text:s/><text:span text:style-name="T4">Beeinflusst den Delay, den Computergegner haben(fast: 0sek, medium: 1sek, slow: 5sek).</text:span></text:p>
        </text:list-item>
      </text:list>
      <text:p text:style-name="P2">Laden und Speichern von Spielsituationen:</text:p>
      <text:p text:style-name="P4">Man kann Situationen auf dem Feld speichern, indem man Game&gt;save situation benutzt. Eine Situation lässt sich aber nur mit Game&gt;load situation laden, wenn gerade kein Spiel läuft. Dazu muss man im Auswahlfenster die gewünschte .pfs Datei auswählen. Man kann dann auch eine Spiel mit der geladen Ausgangssitation starten, indem man im Run&gt;new Run Fenster useCurrentPf anklickt.</text:p>
      <text:p text:style-name="P4"/>
      <text:p text:style-name="P2">Während eines Spiels:</text:p>
      <text:p text:style-name="P4">Das Spiel kann pausiert oder gestoppt werden unter run. Außerdem kann man unter preferences noch einige Optionen vom Start auch noch während einem Spiel verändern. </text:p>
      <text:p text:style-name="P4"/>
      <text:p text:style-name="P2">Wie man einen Spieler hinzufügen kann:</text:p>
      <text:p text:style-name="P4">Wenn man einen Spieler selbstständig porgrammieren möchte, dann kann man diesen als .class oder. Jar Datei in den resocurces/AI Ordner einfügen. Eine der Klassen des Computerspielers benötigt dazu das Interface 'Player'. Die Information über das Spielfeld können über die öffentlichen getMethoden des Programmes erhalten werden.</text:p>
      <text:p text:style-name="P4"/>
      <text:p text:style-name="P2">NN Training:</text:p>
      <text:p text:style-name="P4">Das NN Training Fenster kann geöffnet werden mit run&gt;NN Training. Dort können die NN Einstelleungen spezifisch angepasst werden und es kann eine Training gestartet und gestoppt werden. Die dabei entstandenen NN Dateien werden in dem Ordner resources/Trainingssessions gespeichert. </text:p>
      <text:p text:style-name="P4">Um im Hauptporgramm gegen eines dieser trainierten NN's zu spielen, muss eine der .json Dateinen, die ein NN repräsentieren, in den recources/NNPlayer1Info Ordner oder resources/NNPlayer2Info Ordner.</text:p>
      <text:p text:style-name="P4"/>
      <text:p text:style-name="P4"/>
      <text:p text:style-name="P2"><text:soft-page-break/>Weitere Funktionen:</text:p>
      <text:p text:style-name="P4">Diese Funktionen haben keine große Relevanz für das Projekt, können aber trotzdem ganz nett sein. Beispielsweise kann bei preferences&gt;Color die Farbe des Programmes und die Farbe der Schrift in der Konsole verändert werden. Über die Console kann man darüber hinaus auch weitere Dinge mithilfe von Commands einstellen. </text:p>
      <text:p text:style-name="P4">Außerdem hat das Programm Soundeffekte für das Spiel und einen Musicplayer. Diese können mit mit Preferences&gt;Sound verändert werden. Lieder kann man im Ordner recources/Music einfügen. </text:p>
      <text:p text:style-name="P4">Es gibt auch die Möglichkeit zwei Programme über ein lokales Netzwerk zu verbinden. So kann dann über die Konsole kommuniziert werden oder ein Spiel gestartet werden, bei dem die beiden gegeneinader spielen könne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libri" svg:font-family="Callibri"/>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3T21:48:44.91</meta:creation-date>
    <dc:date>2018-01-13T21:59:12.88</dc:date>
    <meta:editing-duration>PT10M28S</meta:editing-duration>
    <meta:editing-cycles>2</meta:editing-cycles>
    <meta:generator>OpenOffice/4.1.4$Win32 OpenOffice.org_project/414m5$Build-9788</meta:generator>
    <meta:document-statistic meta:table-count="0" meta:image-count="0" meta:object-count="0" meta:page-count="2" meta:paragraph-count="25" meta:word-count="492" meta:character-count="3460"/>
  </office:meta>
</office:document-meta>
</file>